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font-size="11pt" officeooo:rsid="000e138c" officeooo:paragraph-rsid="001f5dbc" style:font-size-asian="11pt" style:font-size-complex="11pt"/>
    </style:style>
    <style:style style:name="P2" style:family="paragraph" style:parent-style-name="Standard">
      <style:text-properties fo:font-size="11pt" officeooo:rsid="000e138c" officeooo:paragraph-rsid="000e138c" style:font-size-asian="11pt" style:font-size-complex="11pt"/>
    </style:style>
    <style:style style:name="P3" style:family="paragraph" style:parent-style-name="Standard">
      <style:paragraph-properties fo:text-align="start" style:justify-single-word="false"/>
      <style:text-properties fo:font-size="11pt" officeooo:paragraph-rsid="001f5dbc" style:font-size-asian="11pt" style:font-size-complex="11pt"/>
    </style:style>
    <style:style style:name="P4" style:family="paragraph" style:parent-style-name="Text_20_body">
      <style:paragraph-properties fo:text-align="start" style:justify-single-word="false"/>
      <style:text-properties fo:font-size="11pt" officeooo:rsid="00273ecf" officeooo:paragraph-rsid="00273ecf" style:font-size-asian="11pt" style:font-size-complex="11pt"/>
    </style:style>
    <style:style style:name="P5" style:family="paragraph" style:parent-style-name="Standard">
      <style:text-properties fo:font-size="11pt" officeooo:rsid="001702d8" officeooo:paragraph-rsid="001702d8" style:font-size-asian="11pt" style:font-size-complex="11pt"/>
    </style:style>
    <style:style style:name="P6" style:family="paragraph" style:parent-style-name="Text_20_body">
      <style:paragraph-properties fo:text-align="start" style:justify-single-word="false"/>
      <style:text-properties fo:font-size="11pt" style:text-underline-style="solid" style:text-underline-width="auto" style:text-underline-color="font-color" fo:font-weight="bold" officeooo:rsid="00273ecf" officeooo:paragraph-rsid="00273ecf" style:font-size-asian="11pt" style:font-weight-asian="bold" style:font-size-complex="11pt" style:font-weight-complex="bold"/>
    </style:style>
    <style:style style:name="P7" style:family="paragraph" style:parent-style-name="Standard">
      <style:text-properties fo:font-size="11pt" style:text-underline-style="solid" style:text-underline-width="auto" style:text-underline-color="font-color" fo:font-weight="bold" officeooo:rsid="0016277d" officeooo:paragraph-rsid="0016277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loext:opacity="100%" style:font-name="Arial" fo:font-size="10pt" fo:font-weight="normal" officeooo:rsid="001702d8" officeooo:paragraph-rsid="001702d8"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Arial" fo:font-size="11pt" officeooo:rsid="001f5dbc" officeooo:paragraph-rsid="001f5dbc" style:font-size-asian="11pt" style:font-size-complex="11pt"/>
    </style:style>
    <style:style style:name="P10" style:family="paragraph" style:parent-style-name="Standard">
      <style:paragraph-properties fo:text-align="start" style:justify-single-word="false"/>
      <style:text-properties fo:color="#000000" loext:opacity="100%" style:font-name="Arial" fo:font-size="11pt" officeooo:rsid="001c90dd" officeooo:paragraph-rsid="001d64bd" style:font-size-asian="11pt" style:font-size-complex="11pt"/>
    </style:style>
    <style:style style:name="P11" style:family="paragraph" style:parent-style-name="Standard">
      <style:paragraph-properties fo:text-align="start" style:justify-single-word="false"/>
      <style:text-properties fo:color="#000000" loext:opacity="100%" style:font-name="Arial" fo:font-size="11pt" officeooo:rsid="001d64bd" officeooo:paragraph-rsid="001d64bd" style:font-size-asian="11pt" style:font-size-complex="11pt"/>
    </style:style>
    <style:style style:name="P12" style:family="paragraph" style:parent-style-name="Standard">
      <style:text-properties fo:color="#000000" loext:opacity="100%" style:font-name="Arial" fo:font-size="11pt" officeooo:rsid="00156913" officeooo:paragraph-rsid="000e138c" style:font-size-asian="11pt" style:font-size-complex="11pt"/>
    </style:style>
    <style:style style:name="P13" style:family="paragraph" style:parent-style-name="Standard">
      <style:text-properties fo:color="#000000" loext:opacity="100%" style:font-name="Arial" fo:font-size="11pt" officeooo:rsid="0016277d" style:font-size-asian="11pt" style:font-size-complex="11pt"/>
    </style:style>
    <style:style style:name="P14" style:family="paragraph" style:parent-style-name="Standard">
      <style:text-properties fo:color="#000000" loext:opacity="100%" style:font-name="Arial" fo:font-size="11pt" officeooo:rsid="002c743e" officeooo:paragraph-rsid="002c743e" style:font-size-asian="11pt" style:font-size-complex="11pt"/>
    </style:style>
    <style:style style:name="P15" style:family="paragraph" style:parent-style-name="Standard">
      <style:paragraph-properties fo:text-align="start" style:justify-single-word="false"/>
      <style:text-properties fo:color="#000000" loext:opacity="100%" style:font-name="Arial" fo:font-size="11pt" fo:font-weight="normal" officeooo:rsid="001c90dd" officeooo:paragraph-rsid="001d64bd"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loext:opacity="100%" style:font-name="Arial" fo:font-size="11pt" fo:font-weight="normal" officeooo:rsid="001d64bd" officeooo:paragraph-rsid="001d64bd"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loext:opacity="100%" style:font-name="Arial" fo:font-size="11pt" fo:font-weight="normal" officeooo:rsid="00256ed1" officeooo:paragraph-rsid="00256ed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000000" loext:opacity="100%" style:font-name="Arial" fo:font-size="11pt" fo:font-weight="bold" officeooo:rsid="001d64bd" officeooo:paragraph-rsid="001d64bd" style:font-size-asian="11pt" style:font-weight-asian="bold" style:font-size-complex="11pt" style:font-weight-complex="bold"/>
    </style:style>
    <style:style style:name="P19" style:family="paragraph" style:parent-style-name="Standard">
      <style:paragraph-properties fo:text-align="start" style:justify-single-word="false"/>
      <style:text-properties fo:color="#000000" loext:opacity="100%" style:font-name="Arial" fo:font-size="11pt" fo:font-weight="bold" officeooo:rsid="0022af29" officeooo:paragraph-rsid="0022af29" style:font-size-asian="11pt" style:font-weight-asian="bold" style:font-size-complex="11pt" style:font-weight-complex="bold"/>
    </style:style>
    <style:style style:name="P20" style:family="paragraph" style:parent-style-name="Standard">
      <style:text-properties fo:color="#000000" loext:opacity="100%" style:font-name="Arial" fo:font-size="11pt" style:text-underline-style="solid" style:text-underline-width="auto" style:text-underline-color="font-color" fo:font-weight="bold" officeooo:rsid="000f89fa" style:font-size-asian="11pt" style:font-weight-asian="bold" style:font-size-complex="11pt" style:font-weight-complex="bold"/>
    </style:style>
    <style:style style:name="P21" style:family="paragraph" style:parent-style-name="Standard">
      <style:text-properties fo:color="#000000" loext:opacity="100%" style:font-name="Arial" fo:font-size="13pt" style:text-underline-style="solid" style:text-underline-width="auto" style:text-underline-color="font-color" fo:font-weight="bold" officeooo:rsid="000f89fa" style:font-size-asian="13pt" style:font-weight-asian="bold" style:font-size-complex="13pt" style:font-weight-complex="bold"/>
    </style:style>
    <style:style style:name="P22" style:family="paragraph" style:parent-style-name="Standard">
      <style:paragraph-properties fo:text-align="start" style:justify-single-word="false"/>
      <style:text-properties fo:color="#000000" loext:opacity="100%" style:font-name="Arial" fo:font-size="12pt" officeooo:rsid="0012745a" officeooo:paragraph-rsid="0012745a" style:font-size-asian="12pt" style:font-size-complex="12pt"/>
    </style:style>
    <style:style style:name="P23"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style:font-size-asian="12pt" style:font-weight-asian="bold" style:font-size-complex="12pt" style:font-weight-complex="bold"/>
    </style:style>
    <style:style style:name="P24" style:family="paragraph" style:parent-style-name="Standard">
      <style:text-properties fo:color="#000000" loext:opacity="100%" style:font-name="Arial" fo:font-size="12pt" style:text-underline-style="solid" style:text-underline-width="auto" style:text-underline-color="font-color" fo:font-weight="bold" officeooo:rsid="000e138c" officeooo:paragraph-rsid="000e138c" style:font-size-asian="12pt" style:font-weight-asian="bold" style:font-size-complex="12pt" style:font-weight-complex="bold"/>
    </style:style>
    <style:style style:name="P25" style:family="paragraph" style:parent-style-name="Standard">
      <style:text-properties fo:color="#000000" loext:opacity="100%" style:font-name="Arial" fo:font-size="12pt" style:text-underline-style="solid" style:text-underline-width="auto" style:text-underline-color="font-color" fo:font-weight="bold" officeooo:rsid="0010e062" officeooo:paragraph-rsid="000e138c"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f5dbc" officeooo:paragraph-rsid="001f5dbc"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d64bd" officeooo:paragraph-rsid="0012745a" style:font-size-asian="12pt" style:font-weight-asian="bold" style:font-size-complex="12pt" style:font-weight-complex="bold"/>
    </style:style>
    <style:style style:name="P28"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fo:background-color="transparent" style:font-size-asian="12pt" style:font-weight-asian="bold" style:font-size-complex="12pt" style:font-weight-complex="bold" loext:shadow="none"/>
    </style:style>
    <style:style style:name="P29" style:family="paragraph" style:parent-style-name="Standard">
      <style:text-properties fo:color="#000000" loext:opacity="100%" style:font-name="C64 Pro Mono" fo:font-size="11pt" officeooo:rsid="000e138c" officeooo:paragraph-rsid="001a5c35" style:font-size-asian="11pt" style:font-size-complex="11pt"/>
    </style:style>
    <style:style style:name="P30" style:family="paragraph" style:parent-style-name="Standard">
      <style:text-properties fo:color="#000000" loext:opacity="100%" style:font-name="C64 Pro Mono" fo:font-size="11pt" officeooo:rsid="000e138c" officeooo:paragraph-rsid="001f5dbc" style:font-size-asian="11pt" style:font-size-complex="11pt"/>
    </style:style>
    <style:style style:name="P31" style:family="paragraph" style:parent-style-name="Standard">
      <style:paragraph-properties fo:text-align="start" style:justify-single-word="false"/>
      <style:text-properties fo:color="#000000" loext:opacity="100%" style:font-name="C64 Pro Mono" fo:font-size="11pt" officeooo:paragraph-rsid="001f5dbc" style:font-size-asian="11pt" style:font-size-complex="11pt"/>
    </style:style>
    <style:style style:name="P32" style:family="paragraph" style:parent-style-name="Standard">
      <style:paragraph-properties fo:text-align="start" style:justify-single-word="false"/>
      <style:text-properties fo:color="#000000" loext:opacity="100%" fo:font-size="11pt" officeooo:paragraph-rsid="001a5c35" style:font-size-asian="11pt" style:font-size-complex="11pt"/>
    </style:style>
    <style:style style:name="P33" style:family="paragraph" style:parent-style-name="Standard">
      <style:paragraph-properties fo:text-align="start" style:justify-single-word="false"/>
      <style:text-properties fo:color="#000000" loext:opacity="100%" fo:font-size="11pt" officeooo:rsid="001869be" officeooo:paragraph-rsid="001d64bd" style:font-size-asian="11pt" style:font-size-complex="11pt"/>
    </style:style>
    <style:style style:name="P34" style:family="paragraph" style:parent-style-name="Standard">
      <style:text-properties fo:color="#000000" loext:opacity="100%" fo:font-size="10pt" officeooo:paragraph-rsid="001d64bd" style:font-size-asian="10pt" style:font-size-complex="10pt"/>
    </style:style>
    <style:style style:name="P35" style:family="paragraph" style:parent-style-name="Standard">
      <style:paragraph-properties fo:text-align="start" style:justify-single-word="false"/>
      <style:text-properties fo:color="#000000" loext:opacity="100%" fo:font-size="10pt" fo:font-weight="normal" officeooo:rsid="001d64bd" officeooo:paragraph-rsid="001d64bd" style:font-size-asian="10pt" style:font-weight-asian="normal" style:font-size-complex="10pt" style:font-weight-complex="normal"/>
    </style:style>
    <style:style style:name="P36" style:family="paragraph" style:parent-style-name="Standard">
      <style:text-properties fo:color="#000000" loext:opacity="100%" fo:font-size="12pt" officeooo:rsid="000e138c" officeooo:paragraph-rsid="000e138c" style:font-size-asian="12pt" style:font-size-complex="12pt"/>
    </style:style>
    <style:style style:name="P37" style:family="paragraph" style:parent-style-name="Standard">
      <style:text-properties officeooo:rsid="001702d8" officeooo:paragraph-rsid="001702d8"/>
    </style:style>
    <style:style style:name="P38" style:family="paragraph" style:parent-style-name="Standard">
      <style:text-properties officeooo:rsid="001702d8" officeooo:paragraph-rsid="001f5dbc"/>
    </style:style>
    <style:style style:name="P39" style:family="paragraph" style:parent-style-name="Standard">
      <style:paragraph-properties fo:text-align="start" style:justify-single-word="false"/>
      <style:text-properties fo:color="#006633" loext:opacity="100%" style:font-name="Arial" fo:font-size="11pt" officeooo:paragraph-rsid="001f5dbc" style:font-size-asian="11pt" style:font-size-complex="11pt"/>
    </style:style>
    <style:style style:name="P40" style:family="paragraph" style:parent-style-name="Standard">
      <style:paragraph-properties fo:text-align="start" style:justify-single-word="false"/>
      <style:text-properties fo:color="#006633" loext:opacity="100%" style:font-name="Arial" fo:font-size="11pt" officeooo:paragraph-rsid="001a5c35" style:font-size-asian="11pt" style:font-size-complex="11pt"/>
    </style:style>
    <style:style style:name="P41" style:family="paragraph" style:parent-style-name="Standard">
      <style:text-properties fo:color="#006633" loext:opacity="100%" officeooo:rsid="001702d8" officeooo:paragraph-rsid="001f5dbc"/>
    </style:style>
    <style:style style:name="P42" style:family="paragraph" style:parent-style-name="Standard">
      <style:paragraph-properties fo:text-align="start" style:justify-single-word="false"/>
      <style:text-properties fo:color="#336633" loext:opacity="100%" style:font-name="Arial" fo:font-size="11pt" officeooo:paragraph-rsid="001f5dbc" style:font-size-asian="11pt" style:font-size-complex="11pt"/>
    </style:style>
    <style:style style:name="P43" style:family="paragraph" style:parent-style-name="Standard">
      <style:text-properties fo:color="#336633" loext:opacity="100%" style:font-name="Arial" fo:font-size="11pt" officeooo:rsid="000e138c" officeooo:paragraph-rsid="001a5c35" style:font-size-asian="11pt" style:font-size-complex="11pt"/>
    </style:style>
    <style:style style:name="P44" style:family="paragraph" style:parent-style-name="Standard">
      <style:text-properties style:font-name="Arial2" fo:font-size="13pt" style:text-underline-style="solid" style:text-underline-width="auto" style:text-underline-color="font-color" fo:font-weight="bold" officeooo:rsid="001702d8" officeooo:paragraph-rsid="001702d8" style:font-size-asian="13pt" style:font-weight-asian="bold" style:font-size-complex="13pt" style:font-weight-complex="bold"/>
    </style:style>
    <style:style style:name="P45" style:family="paragraph" style:parent-style-name="Standard">
      <style:text-properties style:font-name="Arial2" fo:font-size="11pt" style:text-underline-style="solid" style:text-underline-width="auto" style:text-underline-color="font-color" fo:font-weight="bold" officeooo:rsid="001702d8" officeooo:paragraph-rsid="001702d8" style:font-size-asian="11pt" style:font-weight-asian="bold" style:font-size-complex="11pt" style:font-weight-complex="bold"/>
    </style:style>
    <style:style style:name="P46" style:family="paragraph" style:parent-style-name="Standard">
      <style:text-properties style:font-name="C64 Pro Mono" fo:font-size="11pt" officeooo:rsid="001702d8" officeooo:paragraph-rsid="001f5dbc" style:font-size-asian="11pt" style:font-size-complex="11pt"/>
    </style:style>
    <style:style style:name="P47" style:family="paragraph" style:parent-style-name="Heading_20_1">
      <style:paragraph-properties fo:text-align="center" style:justify-single-word="false"/>
    </style:style>
    <style:style style:name="P48" style:family="paragraph" style:parent-style-name="Standard" style:list-style-name="L1">
      <style:text-properties fo:font-size="11pt" officeooo:rsid="0012745a" style:font-size-asian="11pt" style:font-size-complex="11pt"/>
    </style:style>
    <style:style style:name="P49" style:family="paragraph" style:parent-style-name="Standard" style:list-style-name="L1">
      <style:text-properties fo:font-size="11pt" officeooo:rsid="001882bd" style:font-size-asian="11pt" style:font-size-complex="11pt"/>
    </style:style>
    <style:style style:name="P50" style:family="paragraph" style:parent-style-name="Standard" style:list-style-name="L1">
      <style:text-properties fo:font-size="11pt" style:font-size-asian="11pt" style:font-size-complex="11pt"/>
    </style:style>
    <style:style style:name="P51" style:family="paragraph" style:parent-style-name="Standard" style:list-style-name="L1">
      <style:text-properties fo:color="#000000" loext:opacity="100%" style:font-name="Arial" fo:font-size="11pt" officeooo:rsid="0012745a" style:font-size-asian="11pt" style:font-size-complex="11pt"/>
    </style:style>
    <style:style style:name="P52" style:family="paragraph" style:parent-style-name="Standard" style:list-style-name="L1">
      <style:text-properties fo:color="#000000" loext:opacity="100%" style:font-name="Arial" fo:font-size="11pt" officeooo:rsid="0029a973" officeooo:paragraph-rsid="0029a973" style:font-size-asian="11pt" style:font-size-complex="11pt"/>
    </style:style>
    <style:style style:name="P53" style:family="paragraph" style:parent-style-name="Standard" style:list-style-name="L1">
      <style:text-properties fo:color="#000000" loext:opacity="100%" style:font-name="Arial" fo:font-size="11pt" officeooo:rsid="0016277d" style:font-size-asian="11pt" style:font-size-complex="11pt"/>
    </style:style>
    <style:style style:name="T1" style:family="text">
      <style:text-properties fo:color="#000000" loext:opacity="100%" style:font-name="Arial"/>
    </style:style>
    <style:style style:name="T2" style:family="text">
      <style:text-properties fo:color="#000000" loext:opacity="100%" style:font-name="Arial" officeooo:rsid="0016277d"/>
    </style:style>
    <style:style style:name="T3" style:family="text">
      <style:text-properties fo:color="#000000" loext:opacity="100%" style:font-name="Arial" officeooo:rsid="001b5bf8"/>
    </style:style>
    <style:style style:name="T4" style:family="text">
      <style:text-properties fo:color="#000000" loext:opacity="100%" style:font-name="Arial" style:text-underline-style="solid" style:text-underline-width="auto" style:text-underline-color="font-color" fo:font-weight="bold" style:font-weight-asian="bold" style:font-weight-complex="bold"/>
    </style:style>
    <style:style style:name="T5" style:family="text">
      <style:text-properties fo:color="#000000" loext:opacity="100%" style:font-name="Arial" style:text-underline-style="solid" style:text-underline-width="auto" style:text-underline-color="font-color" fo:font-weight="bold" officeooo:rsid="000f89fa" style:font-weight-asian="bold" style:font-weight-complex="bold"/>
    </style:style>
    <style:style style:name="T6" style:family="text">
      <style:text-properties fo:color="#000000" loext:opacity="100%" style:font-name="C64 Pro Mono"/>
    </style:style>
    <style:style style:name="T7" style:family="text">
      <style:text-properties fo:color="#000000" loext:opacity="100%" style:font-name="C64 Pro Mono" officeooo:rsid="000f89fa"/>
    </style:style>
    <style:style style:name="T8" style:family="text">
      <style:text-properties fo:color="#000000" loext:opacity="100%" style:font-name="C64 Pro Mono" officeooo:rsid="001a5c35"/>
    </style:style>
    <style:style style:name="T9" style:family="text">
      <style:text-properties fo:color="#006633" loext:opacity="100%"/>
    </style:style>
    <style:style style:name="T10" style:family="text">
      <style:text-properties fo:color="#006633" loext:opacity="100%" officeooo:rsid="001fcf8e"/>
    </style:style>
    <style:style style:name="T11" style:family="text">
      <style:text-properties fo:color="#336633" loext:opacity="100%" style:font-name="Arial"/>
    </style:style>
    <style:style style:name="T12" style:family="text">
      <style:text-properties fo:color="#336633" loext:opacity="100%" style:font-name="Arial" officeooo:rsid="000f89fa"/>
    </style:style>
    <style:style style:name="T13" style:family="text">
      <style:text-properties fo:color="#336633" loext:opacity="100%" style:font-name="Arial" officeooo:rsid="001a5c35"/>
    </style:style>
    <style:style style:name="T14" style:family="text">
      <style:text-properties style:font-name="Arial"/>
    </style:style>
    <style:style style:name="T15" style:family="text">
      <style:text-properties style:font-name="Arial" officeooo:rsid="0019d064"/>
    </style:style>
    <style:style style:name="T16" style:family="text">
      <style:text-properties style:font-name="Arial" fo:font-weight="normal" style:font-weight-asian="normal" style:font-weight-complex="normal"/>
    </style:style>
    <style:style style:name="T17" style:family="text">
      <style:text-properties style:font-name="Arial" fo:font-weight="normal" officeooo:rsid="001d64bd" style:font-weight-asian="normal" style:font-weight-complex="normal"/>
    </style:style>
    <style:style style:name="T18" style:family="text">
      <style:text-properties style:font-name="Arial" fo:font-weight="normal" officeooo:rsid="0019de0a" style:font-weight-asian="normal" style:font-weight-complex="normal"/>
    </style:style>
    <style:style style:name="T19" style:family="text">
      <style:text-properties style:font-name="Arial" fo:font-weight="normal" officeooo:rsid="0022af29" style:font-weight-asian="normal" style:font-weight-complex="normal"/>
    </style:style>
    <style:style style:name="T20" style:family="text">
      <style:text-properties style:font-name="Arial" fo:font-weight="normal" officeooo:rsid="00295e97" style:font-weight-asian="normal" style:font-weight-complex="normal"/>
    </style:style>
    <style:style style:name="T21" style:family="text">
      <style:text-properties style:font-name="Arial" fo:font-size="11pt" officeooo:rsid="001c90dd" style:font-size-asian="11pt" style:font-size-complex="11pt"/>
    </style:style>
    <style:style style:name="T22" style:family="text">
      <style:text-properties style:font-name="Arial" fo:font-size="11pt" officeooo:rsid="00156913" style:font-size-asian="11pt" style:font-size-complex="11pt"/>
    </style:style>
    <style:style style:name="T23" style:family="text">
      <style:text-properties style:font-name="Arial" fo:font-size="11pt" officeooo:rsid="0023bc15" style:font-size-asian="11pt" style:font-size-complex="11pt"/>
    </style:style>
    <style:style style:name="T24" style:family="text">
      <style:text-properties style:font-name="Arial" fo:font-size="11pt" fo:font-style="italic" style:font-size-asian="11pt" style:font-style-asian="italic" style:font-size-complex="11pt" style:font-style-complex="italic"/>
    </style:style>
    <style:style style:name="T25" style:family="text">
      <style:text-properties style:font-name="Arial" fo:font-size="11pt" fo:font-style="italic" officeooo:rsid="001c90dd" style:font-size-asian="11pt" style:font-style-asian="italic" style:font-size-complex="11pt" style:font-style-complex="italic"/>
    </style:style>
    <style:style style:name="T26" style:family="text">
      <style:text-properties style:font-name="Arial" style:text-underline-style="solid" style:text-underline-width="auto" style:text-underline-color="font-color" fo:font-weight="bold" officeooo:rsid="000f89fa" fo:background-color="transparent" loext:char-shading-value="0" style:font-weight-asian="bold" style:font-weight-complex="bold" loext:shadow="none"/>
    </style:style>
    <style:style style:name="T27" style:family="text">
      <style:text-properties style:font-name="Arial" style:text-underline-style="solid" style:text-underline-width="auto" style:text-underline-color="font-color" fo:font-weight="bold" fo:background-color="transparent" loext:char-shading-value="0" style:font-weight-asian="bold" style:font-weight-complex="bold" loext:shadow="none"/>
    </style:style>
    <style:style style:name="T28" style:family="text">
      <style:text-properties officeooo:rsid="0012745a"/>
    </style:style>
    <style:style style:name="T29" style:family="text">
      <style:text-properties officeooo:rsid="0014d43a"/>
    </style:style>
    <style:style style:name="T30" style:family="text">
      <style:text-properties officeooo:rsid="0016277d"/>
    </style:style>
    <style:style style:name="T31" style:family="text">
      <style:text-properties style:font-name="C64 Pro Mono" fo:font-size="10pt" style:font-size-asian="10pt" style:font-size-complex="10pt"/>
    </style:style>
    <style:style style:name="T32" style:family="text">
      <style:text-properties officeooo:rsid="001d64bd"/>
    </style:style>
    <style:style style:name="T33" style:family="text">
      <style:text-properties officeooo:rsid="001fcf8e"/>
    </style:style>
    <style:style style:name="T34" style:family="text">
      <style:text-properties officeooo:rsid="00210b35"/>
    </style:style>
    <style:style style:name="T35" style:family="text">
      <style:text-properties officeooo:rsid="0022af29"/>
    </style:style>
    <style:style style:name="T36" style:family="text">
      <style:text-properties fo:font-weight="bold" officeooo:rsid="001d64bd" style:font-weight-asian="bold" style:font-weight-complex="bold"/>
    </style:style>
    <style:style style:name="T37" style:family="text">
      <style:text-properties officeooo:rsid="00256ed1"/>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1d64bd" style:font-weight-asian="bold" style:font-weight-complex="bold"/>
    </style:style>
    <style:style style:name="T40" style:family="text">
      <style:text-properties officeooo:rsid="0028108d"/>
    </style:style>
    <style:style style:name="T41" style:family="text">
      <style:text-properties officeooo:rsid="0029a973"/>
    </style:style>
    <style:style style:name="T42" style:family="text">
      <style:text-properties officeooo:rsid="002a7d62"/>
    </style:style>
    <style:style style:name="T43" style:family="text">
      <style:text-properties officeooo:rsid="002b1f43"/>
    </style:style>
    <style:style style:name="T44" style:family="text">
      <style:text-properties officeooo:rsid="002ca4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SD2IEC – Spickzettel</text:h>
      <text:p text:style-name="P6">Einführung</text:p>
      <text:p text:style-name="P4">Beim SD2IEC handelt es sich um einen hochwertigen open-source Massenspeicher für Ihren Commodore-Computer der von aktiven Mitgliedern der C64-Community entwickelt wurde. Bei dem vorliegend<text:span text:style-name="T44">en</text:span> Modell handelt es sich um <text:span text:style-name="T43">das Tic Tac Design, welches auf <text:s/>dem</text:span> Shadowolf <text:span text:style-name="T43">1.2 basiert.</text:span></text:p>
      <text:p text:style-name="P7">Allgemeine Hinweise</text:p>
      <text:list text:style-name="L1">
        <text:list-item>
          <text:p text:style-name="P48"><text:span text:style-name="T43">µ</text:span>SD-Karten bis <text:span text:style-name="T42">max. </text:span>2GB sind eine gute Wahl</text:p>
        </text:list-item>
        <text:list-item>
          <text:p text:style-name="P49">geeignet für VC20, C64, C128, C16/116/Plus4</text:p>
        </text:list-item>
        <text:list-item>
          <text:p text:style-name="P49">nicht bei laufendem Rechner an oder abstecken! </text:p>
        </text:list-item>
        <text:list-item>
          <text:p text:style-name="P50"><text:span text:style-name="T43">µ</text:span>SD-Karten FAT16 oder FAT32 formatieren, <text:span text:style-name="T28">bei Problemen spezielle Formatiertools verwenden</text:span>.</text:p>
        </text:list-item>
        <text:list-item>
          <text:p text:style-name="P50">Möglichst alle Dateinamen klein schreiben; Dateiname<text:span text:style-name="T29">n</text:span> <text:span text:style-name="T30">möglichst</text:span> <text:span text:style-name="T29">mit </text:span>max. 16 Zeichen + .<text:span text:style-name="T29">Dateit</text:span>yp (16.3)</text:p>
        </text:list-item>
        <text:list-item>
          <text:p text:style-name="P51">Taster <text:span text:style-name="T41">1 </text:span>: Nächstes Image in AUTOSWAP.LST</text:p>
        </text:list-item>
        <text:list-item>
          <text:p text:style-name="P52">Taster 2: <text:s/>Vorheriges Image in AUTOSWAP.LST</text:p>
        </text:list-item>
        <text:list-item>
          <text:p text:style-name="P52">Taster 3: <text:s/>Reset (setzt nur SD2IEC zurück)</text:p>
        </text:list-item>
        <text:list-item>
          <text:p text:style-name="P50"><text:span text:style-name="T2">Dieses SD2IEC unterstützt keinen Schreibschutz und keine Kartenerkennung, deshalb </text:span><text:span text:style-name="T3">n</text:span><text:span text:style-name="T2">ach Kartenwechsel immer Reset auslösen, ein/ausschalten oder mehrfach zugreifen.</text:span></text:p>
        </text:list-item>
        <text:list-item>
          <text:p text:style-name="P53">Eine eventuell vorhandene Floppy muss eine abweichende Geräteadresse haben, oder ausgeschaltet sein.</text:p>
        </text:list-item>
      </text:list>
      <text:p text:style-name="P13"/>
      <text:p text:style-name="P14">Das Gerät hat zur Stromversorgung einen DC-Hohlstecker, ein Netzteil wird nicht mitgeliefert. Mithilfe des beigefügten Adapters kann ein 5V Netzteil angeschlossen werden, sinnvoller ist es aber den C64 selbst als Stromquelle zu verwenden. Gut bewährt hat sich die Methode, einen (weitverbreiteten) Reset-Taster am Userport mit einer DC-Hohlbuchse zu versehen.</text:p>
      <text:p text:style-name="P21"/>
      <text:p text:style-name="P20">Einstellen der Geräteadresse (8-11):</text:p>
      <text:p text:style-name="P21"/>
      <text:p text:style-name="P3"><text:span text:style-name="T6">OPEN1,</text:span><text:span text:style-name="T7">derzeiteitige Adresse</text:span><text:span text:style-name="T6">,15,"U0&gt;"+CHR$(ne</text:span><text:span text:style-name="T7">ue Adresse</text:span><text:span text:style-name="T6">):CLOSE1</text:span></text:p>
      <text:p text:style-name="P3"><text:span text:style-name="T1"><text:s text:c="2"/>–</text:span><text:span text:style-name="T11"> </text:span><text:span text:style-name="T12">Wechsel der Adresse</text:span></text:p>
      <text:p text:style-name="P1"><text:span text:style-name="T6">OPEN1,</text:span><text:span text:style-name="T7">Ger</text:span><text:span text:style-name="T8">ae</text:span><text:span text:style-name="T7">teadresse</text:span><text:span text:style-name="T6">,15,"XW":close1</text:span></text:p>
      <text:p text:style-name="P1"><text:span text:style-name="T1"><text:s text:c="2"/>–</text:span><text:span text:style-name="T11"> </text:span><text:span text:style-name="T12">dauerhaft speichern</text:span></text:p>
      <text:p text:style-name="P44"/>
      <text:p text:style-name="P45">Grundlegender Betrieb</text:p>
      <text:p text:style-name="P5">Auf das SD2IEC kann wie auf ein <text:span text:style-name="T35">reales</text:span> <text:span text:style-name="T34">CBM Diskettenlaufwerk (</text:span>1541,<text:span text:style-name="T34">1551,1570...)</text:span> zugegriffen werden: <text:span text:style-name="T35">Images müssen das CBM-Standartformat haben. Also nicht jedes .D64, welches im Emulator funktioniert, läuft mit SD2IEC :(. Es können Unterverzeichnisse, auch geschachtelt, erstellt werden.</text:span></text:p>
      <text:p text:style-name="P37"/>
      <text:p text:style-name="P46">LOAD “$“,8</text:p>
      <text:p text:style-name="P41"><text:s text:c="3"/>– Lädt Directory <text:span text:style-name="T33">von dem Verzeichnis in dem man sich gerade befindet</text:span></text:p>
      <text:p text:style-name="P46">LOAD “Programmname“,8,1</text:p>
      <text:p text:style-name="P38"><text:span text:style-name="T9"><text:s text:c="2"/>– Lädt Programm </text:span><text:span text:style-name="T10">aus dem Verzeichnis in dem man sich gerade befindet</text:span></text:p>
      <text:p text:style-name="P23"/>
      <text:p text:style-name="P2"><text:span text:style-name="T5">Verzeichniswechsel</text:span><text:span text:style-name="T4"> (CMD Syntax)</text:span></text:p>
      <text:p text:style-name="P24"/>
      <text:p text:style-name="P31">OPEN1,8,15,"CD/<text:span text:style-name="T35">VERZEICHNIS</text:span>/":CLOSE1</text:p>
      <text:p text:style-name="P39"><text:s text:c="2"/>- <text:span text:style-name="T35">Wechsel zu VERZEICHNIS</text:span> (relativ)</text:p>
      <text:p text:style-name="P31">OPEN1,8,15,"CD//":CLOSE1</text:p>
      <text:p text:style-name="P42"><text:s text:c="2"/>- <text:span text:style-name="T35">Wechsel ins Stammverzeichnis</text:span></text:p>
      <text:p text:style-name="P31">OPEN1,8,15,"CD//<text:span text:style-name="T35">EINVERZEICHNIS</text:span>/":CLOSE1</text:p>
      <text:p text:style-name="P42"><text:s text:c="2"/>- <text:span text:style-name="T35">Wechsel zu EINVERZEICHNISS</text:span> (<text:span text:style-name="T35">absolut)</text:span></text:p>
      <text:p text:style-name="P30">OPEN1,8,15,"CD:←":CLOSE1</text:p>
      <text:p text:style-name="P1"><text:span text:style-name="T1"><text:s text:c="2"/>–</text:span><text:span text:style-name="T11"> </text:span><text:span text:style-name="T13">ins übergeordnete Verzeichnis gehen</text:span></text:p>
      <text:p text:style-name="P28"><text:soft-page-break/></text:p>
      <text:p text:style-name="P36"><text:span text:style-name="T26">Benutzen von </text:span><text:span text:style-name="T27">M2Is </text:span><text:span text:style-name="T26">oder</text:span><text:span text:style-name="T27"> D64s </text:span><text:span text:style-name="T22">(</text:span><text:span text:style-name="T23">Images</text:span><text:span text:style-name="T22"> werden im Prinzip wie Verzeichnisse behandelt)</text:span></text:p>
      <text:p text:style-name="P12"/>
      <text:p text:style-name="P31">OPEN1,8,15,"CD//<text:span text:style-name="T37">VERZ</text:span>/:<text:span text:style-name="T37">SPIEL</text:span>.M2I":CLOSE1</text:p>
      <text:p text:style-name="P42"><text:s text:c="2"/>- <text:span text:style-name="T37">Wechesl zu (mounten) von SPIEL</text:span>.M2I</text:p>
      <text:p text:style-name="P31">OPEN1,8,15,"CD//<text:span text:style-name="T37">VERZ</text:span>/:<text:span text:style-name="T37">SPIEL</text:span>.D64":CLOSE1</text:p>
      <text:p text:style-name="P42"><text:s text:c="2"/>- <text:span text:style-name="T37">Wechsel zu (mounten) von SPIEL.</text:span>D64</text:p>
      <text:p text:style-name="P29">OPEN1,8,15,"CD:←":CLOSE1</text:p>
      <text:p text:style-name="P43"><text:s text:c="2"/>- <text:span text:style-name="T37">gemountetes Image verlassen</text:span></text:p>
      <text:p text:style-name="P25"/>
      <text:p text:style-name="P25">Dateien laden</text:p>
      <text:p text:style-name="P32"><text:span text:style-name="T31">LOAD"//SOMEDIR/:SOMEFILE"</text:span><text:span text:style-name="T14"> </text:span></text:p>
      <text:p text:style-name="P40"><text:s text:c="2"/>- <text:span text:style-name="T37">Lade</text:span> SOMEFILE in SOMEDIR (<text:span text:style-name="T37">Dateinamen werden mit Doppelpunkt vom Pfad getrennt)</text:span></text:p>
      <text:p text:style-name="P26"/>
      <text:p text:style-name="P26">Der Filebrowser (FB) für den C64</text:p>
      <text:p text:style-name="P26"/>
      <text:p text:style-name="P9">Man sollte sich den Filebrowser für den C64 besorgen und als einziges Programm im Wurzelverzeichnis der SD-Karte speichern, dann können Sie ihn bequem starten, mit ihm durch ihre Verzeichnisse und Image<text:span text:style-name="T40">s</text:span> navigieren und Programme von <text:span text:style-name="T40">ihnen </text:span>aus starten.</text:p>
      <text:p text:style-name="P27"/>
      <text:p text:style-name="P22"><text:span text:style-name="T39">Die </text:span><text:span text:style-name="T38">AUTOSWAP.LST-</text:span><text:span text:style-name="T39">Funktion</text:span></text:p>
      <text:p text:style-name="P27"/>
      <text:p text:style-name="P34"><text:span text:style-name="T14">Auf dem PC kann mit Notepad oder einem anderen Texteditor </text:span><text:span text:style-name="T15">für jedes Spiel, das aus mehreren .D64-Images besteht eine AUTOSWAP.LST </text:span><text:span text:style-name="T14">erstellt werden, </text:span><text:span text:style-name="T21">diese dient zum Umschalten der Images (also dem simuliertem Diskettenwechsel).</text:span></text:p>
      <text:p text:style-name="P15">Das ist für Multidisk-Spiele, man legt am besten einen Ordner an für das Spiel, kopiert die zugehörigen -D64-Dateien hinein, und legt die zugehörige AUTOSWAP.LST dazu.</text:p>
      <text:p text:style-name="P35"><text:span text:style-name="T25">B</text:span><text:span text:style-name="T24">eispiel:</text:span></text:p>
      <text:p text:style-name="P8">CREATURES1.D64</text:p>
      <text:p text:style-name="P8"><text:span text:style-name="T40">C</text:span>REATURES2.D64</text:p>
      <text:p text:style-name="P10"><text:span text:style-name="T36">Tipp</text:span><text:span text:style-name="T32">: </text:span>einfach geht das <text:span text:style-name="T32">unter Windows </text:span>mit dem Totalcommander</text:p>
      <text:p text:style-name="P10"><text:span text:style-name="T32">1. In das entsprechende SD-Verzeichnis</text:span> navigieren</text:p>
      <text:p text:style-name="P10"><text:span text:style-name="T32">2. a</text:span>lles markieren</text:p>
      <text:p text:style-name="P10"><text:span text:style-name="T32">3.</text:span> "kopiere Namen mit Pfad in die Zwischenablage“ <text:span text:style-name="T32">wählen</text:span></text:p>
      <text:p text:style-name="P11">4. Im Editor Ihrer Wahl einfügen und als AUTOSWAP.LST im entsprechenden Ordner speichern</text:p>
      <text:p text:style-name="P11">5. fertig</text:p>
      <text:p text:style-name="P18">Konventionen:</text:p>
      <text:p text:style-name="P10">-Filenamen untereinander eintragen</text:p>
      <text:p text:style-name="P15">-will man auf Images verzeichnisübergreifend zugreifen, ist der komplette Pfad anzugeben. <text:span text:style-name="T32">(</text:span>Dann müssen auch alle anderen Images mit komplettem Pfad gelistet sein<text:span text:style-name="T32">)</text:span></text:p>
      <text:p text:style-name="P15">-gross/klein ist egal</text:p>
      <text:p text:style-name="P19">Benutzen:</text:p>
      <text:p text:style-name="P33"><text:span text:style-name="T16">Nun braucht man </text:span><text:span text:style-name="T17">auf dem C64 </text:span><text:span text:style-name="T16">nur noch </text:span><text:span text:style-name="T17">mit FB (Filebrowser), oder mit Hand, </text:span><text:span text:style-name="T16">in den Ordner </text:span><text:span text:style-name="T19">mit dem Spiel </text:span><text:span text:style-name="T16">navigieren </text:span><text:span text:style-name="T17">(nicht in ein Image!) und Q drücken. Jetzt den </text:span><text:span text:style-name="T18">AUTOSWAP-Taster drücken: das erste Image wird geladen. </text:span><text:span text:style-name="T20">Spiel wie gewohnt starten. </text:span><text:span text:style-name="T19">W</text:span><text:span text:style-name="T16">ird </text:span><text:span text:style-name="T19">nun </text:span><text:span text:style-name="T16">die nächste Disk angefordert drückt man den AUTOSWAP-Taster zum weiter schalten. </text:span><text:span text:style-name="T17">Die Auswahl erfolgt bei nur einem Taster „im Kreis“.</text:span></text:p>
      <text:p text:style-name="P16"/>
      <text:p text:style-name="P17">Stand der Information: <text:date style:data-style-name="N37" text:date-value="2023-08-02T19:23:14.271999900" text:fixed="true">02.08.23</text:d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10-30T07:30:13.833000000</meta:creation-date>
    <dc:date>2023-08-02T20:25:07.482000000</dc:date>
    <meta:editing-duration>PT2H36M6S</meta:editing-duration>
    <meta:editing-cycles>20</meta:editing-cycles>
    <meta:generator>LibreOffice/7.5.5.2$Windows_X86_64 LibreOffice_project/ca8fe7424262805f223b9a2334bc7181abbcbf5e</meta:generator>
    <dc:creator>Andreas Schumm</dc:creator>
    <meta:document-statistic meta:table-count="0" meta:image-count="0" meta:object-count="0" meta:page-count="2" meta:paragraph-count="66" meta:word-count="592" meta:character-count="4451" meta:non-whitespace-character-count="3899"/>
  </office:meta>
</office:document-meta>
</file>